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0E0000000B8F297A5A9CCA832A.png" manifest:media-type="image/png"/>
  <manifest:file-entry manifest:full-path="Pictures/100000010000000D000000095FAFF500DE253967.png" manifest:media-type="image/png"/>
  <manifest:file-entry manifest:full-path="Pictures/10000B8900000163000000E9E6515CEEDCD40C6E.svg" manifest:media-type="image/svg+xml"/>
  <manifest:file-entry manifest:full-path="Pictures/100000010000000E000000099480C9BF76607FFB.png" manifest:media-type="image/png"/>
  <manifest:file-entry manifest:full-path="Pictures/1000000100000007000000097D61007DCD3D7D73.png" manifest:media-type="image/png"/>
  <manifest:file-entry manifest:full-path="Pictures/10000B5800000173000000E96AA61DEF278A660C.svg" manifest:media-type="image/svg+xml"/>
  <manifest:file-entry manifest:full-path="Pictures/1000044E000000AF000000E29308515E884182ED.svg" manifest:media-type="image/svg+xml"/>
  <manifest:file-entry manifest:full-path="Pictures/1000000100000180000001C6C3E552BEA00CF662.png" manifest:media-type="image/png"/>
  <manifest:file-entry manifest:full-path="Pictures/10000B830000016D00000119CEE0F353AE553624.svg" manifest:media-type="image/svg+xml"/>
  <manifest:file-entry manifest:full-path="Pictures/10090A77000090000000AA409171D249972C04B1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26cm" svg:height="21.589cm" svg:x="1.118cm" svg:y="0cm">
          <draw:image xlink:href="Pictures/10090A77000090000000AA409171D249972C04B1.pdf" xlink:type="simple" xlink:show="embed" xlink:actuate="onLoad" draw:mime-type="application/pdf">
            <text:p/>
          </draw:image>
          <draw:image xlink:href="Pictures/1000000100000180000001C6C3E552BEA00CF662.png" xlink:type="simple" xlink:show="embed" xlink:actuate="onLoad" draw:mime-type="image/png"/>
        </draw:frame>
        <draw:frame draw:style-name="gr1" draw:text-style-name="P1" draw:layer="layout" svg:width="0.87cm" svg:height="1.125cm" svg:x="19.33cm" svg:y="2.692cm">
          <draw:image xlink:href="Pictures/1000044E000000AF000000E29308515E884182ED.svg" xlink:type="simple" xlink:show="embed" xlink:actuate="onLoad" draw:mime-type="image/svg+xml">
            <text:p/>
          </draw:image>
          <draw:image xlink:href="Pictures/1000000100000007000000097D61007DCD3D7D73.png" xlink:type="simple" xlink:show="embed" xlink:actuate="onLoad" draw:mime-type="image/png"/>
          <svg:title>TexMaths</svg:title>
          <svg:desc>50§display§\mathbb{1}§svg§600§TRUE§</svg:desc>
        </draw:frame>
        <draw:frame draw:style-name="gr1" draw:text-style-name="P1" draw:layer="layout" svg:width="1.665cm" svg:height="1.044cm" svg:x="14.097cm" svg:y="19.583cm">
          <draw:image xlink:href="Pictures/10000B5800000173000000E96AA61DEF278A660C.svg" xlink:type="simple" xlink:show="embed" xlink:actuate="onLoad" draw:mime-type="image/svg+xml">
            <text:p/>
          </draw:image>
          <draw:image xlink:href="Pictures/100000010000000E000000099480C9BF76607FFB.png" xlink:type="simple" xlink:show="embed" xlink:actuate="onLoad" draw:mime-type="image/png"/>
          <svg:title>TexMaths</svg:title>
          <svg:desc>45§display§\sigma_x§svg§600§TRUE§</svg:desc>
        </draw:frame>
        <draw:frame draw:style-name="gr1" draw:text-style-name="P1" draw:layer="layout" svg:width="1.593cm" svg:height="1.044cm" svg:x="0cm" svg:y="4.826cm">
          <draw:image xlink:href="Pictures/10000B8900000163000000E9E6515CEEDCD40C6E.svg" xlink:type="simple" xlink:show="embed" xlink:actuate="onLoad" draw:mime-type="image/svg+xml">
            <text:p/>
          </draw:image>
          <draw:image xlink:href="Pictures/100000010000000D000000095FAFF500DE253967.png" xlink:type="simple" xlink:show="embed" xlink:actuate="onLoad" draw:mime-type="image/png"/>
          <svg:title>TexMaths</svg:title>
          <svg:desc>45§display§\sigma_z§svg§600§TRUE§</svg:desc>
        </draw:frame>
        <draw:frame draw:style-name="gr1" draw:text-style-name="P1" draw:layer="layout" svg:width="1.638cm" svg:height="1.26cm" svg:x="8.077cm" svg:y="10.084cm">
          <draw:image xlink:href="Pictures/10000B830000016D00000119CEE0F353AE553624.svg" xlink:type="simple" xlink:show="embed" xlink:actuate="onLoad" draw:mime-type="image/svg+xml">
            <text:p/>
          </draw:image>
          <draw:image xlink:href="Pictures/100000010000000E0000000B8F297A5A9CCA832A.png" xlink:type="simple" xlink:show="embed" xlink:actuate="onLoad" draw:mime-type="image/png"/>
          <svg:title>TexMaths</svg:title>
          <svg:desc>45§display§\sigma_y§svg§600§TRUE§</svg:desc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193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4T19:26:35.836186429</meta:creation-date>
    <dc:date>2023-08-01T18:44:11.315808520</dc:date>
    <meta:editing-duration>P7DT23H3M25S</meta:editing-duration>
    <meta:editing-cycles>1</meta:editing-cycles>
    <meta:document-statistic meta:object-count="5"/>
    <meta:generator>LibreOffice/7.3.7.2$Linux_X86_64 LibreOffice_project/30$Build-2</meta:generator>
  </office:meta>
</office:document-meta>
</file>